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style:writing-mode="pag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.588cm"/>
    </style:style>
    <style:style style:name="Tabelle2.B" style:family="table-column">
      <style:table-column-properties style:column-width="6.006cm"/>
    </style:style>
    <style:style style:name="Tabelle2.C" style:family="table-column">
      <style:table-column-properties style:column-width="1.296cm"/>
    </style:style>
    <style:style style:name="Tabelle2.D" style:family="table-column">
      <style:table-column-properties style:column-width="4.71cm"/>
    </style:style>
    <style:style style:name="Tabelle2.E" style:family="table-column">
      <style:table-column-properties style:column-width="3.413cm"/>
    </style:style>
    <style:style style:name="Tabel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dddddd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d10f" officeooo:paragraph-rsid="004e052b"/>
    </style:style>
    <style:style style:name="P2" style:family="paragraph" style:parent-style-name="Standard">
      <style:text-properties officeooo:rsid="001cd10f" officeooo:paragraph-rsid="0031f8d7"/>
    </style:style>
    <style:style style:name="P3" style:family="paragraph" style:parent-style-name="Standard">
      <style:text-properties officeooo:paragraph-rsid="004e052b"/>
    </style:style>
    <style:style style:name="P4" style:family="paragraph" style:parent-style-name="Standard">
      <style:text-properties officeooo:rsid="006489ea" officeooo:paragraph-rsid="006489ea"/>
    </style:style>
    <style:style style:name="P5" style:family="paragraph" style:parent-style-name="Standard">
      <style:text-properties officeooo:rsid="00669861" officeooo:paragraph-rsid="00669861"/>
    </style:style>
    <style:style style:name="P6" style:family="paragraph" style:parent-style-name="Standard">
      <style:text-properties officeooo:rsid="0031f8d7" officeooo:paragraph-rsid="0031f8d7"/>
    </style:style>
    <style:style style:name="P7" style:family="paragraph" style:parent-style-name="Standard">
      <style:paragraph-properties fo:text-align="end" style:justify-single-word="false"/>
      <style:text-properties officeooo:rsid="0031f8d7" officeooo:paragraph-rsid="0031f8d7"/>
    </style:style>
    <style:style style:name="P8" style:family="paragraph" style:parent-style-name="Standard">
      <style:paragraph-properties fo:text-align="end" style:justify-single-word="false"/>
      <style:text-properties fo:font-size="12pt" fo:font-weight="normal" officeooo:rsid="0068fe4b" officeooo:paragraph-rsid="0068fe4b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8pt" fo:font-weight="bold" officeooo:rsid="0031f8d7" officeooo:paragraph-rsid="0031f8d7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8pt" fo:font-weight="bold" officeooo:rsid="0031f8d7" officeooo:paragraph-rsid="0031f8d7" style:font-size-asian="18pt" style:font-weight-asian="bold" style:font-size-complex="18pt" style:font-weight-complex="bold"/>
    </style:style>
    <style:style style:name="P11" style:family="paragraph" style:parent-style-name="Table_20_Contents">
      <style:text-properties officeooo:paragraph-rsid="004e052b"/>
    </style:style>
    <style:style style:name="P12" style:family="paragraph" style:parent-style-name="Standard">
      <style:text-properties officeooo:rsid="006ee127" officeooo:paragraph-rsid="006ee127"/>
    </style:style>
    <style:style style:name="P13" style:family="paragraph" style:parent-style-name="Standard">
      <style:text-properties officeooo:rsid="001cd10f" officeooo:paragraph-rsid="004e052b"/>
    </style:style>
    <style:style style:name="P14" style:family="paragraph" style:parent-style-name="Standard">
      <style:text-properties officeooo:rsid="001cd10f" officeooo:paragraph-rsid="006f35a1"/>
    </style:style>
    <style:style style:name="P15" style:family="paragraph" style:parent-style-name="Standard">
      <style:text-properties officeooo:rsid="006f35a1" officeooo:paragraph-rsid="006f35a1"/>
    </style:style>
    <style:style style:name="P16" style:family="paragraph" style:parent-style-name="Table_20_Contents">
      <style:text-properties officeooo:paragraph-rsid="004e052b"/>
    </style:style>
    <style:style style:name="T1" style:family="text">
      <style:text-properties officeooo:rsid="002302c4"/>
    </style:style>
    <style:style style:name="T2" style:family="text">
      <style:text-properties officeooo:rsid="0024059e"/>
    </style:style>
    <style:style style:name="T3" style:family="text">
      <style:text-properties officeooo:rsid="002aa769"/>
    </style:style>
    <style:style style:name="T4" style:family="text">
      <style:text-properties officeooo:rsid="00332e7e"/>
    </style:style>
    <style:style style:name="T5" style:family="text">
      <style:text-properties officeooo:rsid="00481832"/>
    </style:style>
    <style:style style:name="T6" style:family="text">
      <style:text-properties officeooo:rsid="004b195f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officeooo:rsid="005774e2" style:font-size-asian="18pt" style:font-weight-asian="bold" style:font-size-complex="18pt" style:font-weight-complex="bold"/>
    </style:style>
    <style:style style:name="T9" style:family="text">
      <style:text-properties officeooo:rsid="0061a8df"/>
    </style:style>
    <style:style style:name="T10" style:family="text">
      <style:text-properties officeooo:rsid="001cd10f"/>
    </style:style>
    <style:style style:name="T11" style:family="text">
      <style:text-properties officeooo:rsid="006489ea"/>
    </style:style>
    <style:style style:name="T12" style:family="text">
      <style:text-properties officeooo:rsid="006a55e5"/>
    </style:style>
    <style:style style:name="T13" style:family="text">
      <style:text-properties officeooo:rsid="006ad136"/>
    </style:style>
    <style:style style:name="T14" style:family="text">
      <style:text-properties officeooo:rsid="006b3c9e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6d7da2" style:font-size-asian="14pt" style:font-weight-asian="bold" style:font-size-complex="14pt" style:font-weight-complex="bold"/>
    </style:style>
    <style:style style:name="T17" style:family="text">
      <style:text-properties officeooo:rsid="006ee127"/>
    </style:style>
    <style:style style:name="T18" style:family="text">
      <style:text-properties officeooo:rsid="006f35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8">Datum: <text:s/><text:span text:style-name="T14">{</text:span><text:span text:style-name="T12">d.tim</text:span><text:span text:style-name="T13">e</text:span><text:span text:style-name="T12">stamp</text:span><text:span text:style-name="T14">}</text:span> </text:p>
          </table:table-cell>
        </table:table-row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/>
          </table:table-cell>
        </table:table-row>
        <table:table-row>
          <table:table-cell table:style-name="Tabelle1.A1" office:value-type="string">
            <text:p text:style-name="P6"><text:span text:style-name="T7">{d.</text:span><text:span text:style-name="T8">title</text:span><text:span text:style-name="T7">} </text:span><text:span text:style-name="T16">(</text:span><text:span text:style-name="T15">{d.cnt}</text:span><text:span text:style-name="T16">)</text:span></text:p>
          </table:table-cell>
          <table:table-cell table:style-name="Tabelle1.A1" office:value-type="string">
            <text:p text:style-name="P10"/>
          </table:table-cell>
        </table:table-row>
      </table:table>
      <text:p text:style-name="P9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5">ID</text:p>
          </table:table-cell>
          <table:table-cell table:style-name="Tabelle2.A1" office:value-type="string">
            <text:p text:style-name="P5">Name</text:p>
          </table:table-cell>
          <table:table-cell table:style-name="Tabelle2.A1" office:value-type="string">
            <text:p text:style-name="P12">Typ</text:p>
          </table:table-cell>
          <table:table-cell table:style-name="Tabelle2.A1" office:value-type="string">
            <text:p text:style-name="P12">Link</text:p>
          </table:table-cell>
          <table:table-cell table:style-name="Tabelle2.E1" office:value-type="string">
            <text:p text:style-name="P15">Erzeugt</text:p>
          </table:table-cell>
        </table:table-row>
        <table:table-row>
          <table:table-cell table:style-name="Tabelle2.A2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9">ID</text:span><text:span text:style-name="T3">}</text:span></text:p>
          </table:table-cell>
          <table:table-cell table:style-name="Tabelle2.B3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9">name</text:span><text:span text:style-name="T3">}</text:span></text:p>
          </table:table-cell>
          <table:table-cell table:style-name="Tabelle2.C2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17">typ</text:span><text:span text:style-name="T3">}</text:span></text:p>
          </table:table-cell>
          <table:table-cell table:style-name="Tabelle2.D2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17">link</text:span><text:span text:style-name="T3">}</text:span></text:p>
          </table:table-cell>
          <table:table-cell table:style-name="Tabelle2.E2" office:value-type="string">
            <text:p text:style-name="P14">{<text:span text:style-name="T1">d</text:span><text:span text:style-name="T2">.</text:span><text:span text:style-name="T5">tra</text:span><text:span text:style-name="T4">[i].</text:span><text:span text:style-name="T18">ti</text:span><text:span text:style-name="T3">}</text:span></text:p>
          </table:table-cell>
        </table:table-row>
        <table:table-row>
          <table:table-cell table:style-name="Tabelle2.A3" office:value-type="string">
            <text:p text:style-name="P3"><text:span text:style-name="T10">{</text:span><text:span text:style-name="T1">d</text:span><text:span text:style-name="T2">.</text:span><text:span text:style-name="T5">tra</text:span><text:span text:style-name="T4">[i</text:span><text:span text:style-name="T5">+1</text:span><text:span text:style-name="T4">].</text:span><text:span text:style-name="T9">ID</text:span><text:span text:style-name="T11">}</text:span></text:p>
          </table:table-cell>
          <table:table-cell table:style-name="Tabelle2.B3" office:value-type="string">
            <text:p text:style-name="P11"/>
          </table:table-cell>
          <table:table-cell table:style-name="Tabelle2.C3" office:value-type="string">
            <text:p text:style-name="P11"/>
          </table:table-cell>
          <table:table-cell table:style-name="Tabelle2.D3" office:value-type="string">
            <text:p text:style-name="P11"/>
          </table:table-cell>
          <table:table-cell table:style-name="Tabelle2.E3" office:value-type="string"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08:33:26.513416550</meta:creation-date>
    <meta:generator>LibreOffice/6.4.3.2$Linux_X86_64 LibreOffice_project/40$Build-2</meta:generator>
    <dc:date>2020-06-20T19:56:53.840364702</dc:date>
    <meta:editing-duration>PT10H3M43S</meta:editing-duration>
    <meta:editing-cycles>69</meta:editing-cycles>
    <meta:document-statistic meta:table-count="2" meta:image-count="0" meta:object-count="0" meta:page-count="1" meta:paragraph-count="13" meta:word-count="15" meta:character-count="146" meta:non-whitespace-character-count="142"/>
  </office:meta>
</office:document-meta>
</file>